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Whitney" svg:font-family="Whitney,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color="#000000" style:font-name="Arial"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text-align="start" style:justify-single-word="false" fo:orphans="2" fo:widows="2"/>
      <style:text-properties fo:color="#000000" style:font-name="Arial"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text-align="start" style:justify-single-word="false"/>
      <style:text-properties fo:color="#000000" style:font-name="Arial" fo:font-style="normal" style:text-underline-style="solid" style:text-underline-width="auto" style:text-underline-color="font-color" fo:font-weight="normal"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color="#000000" style:font-name="Arial" fo:font-size="15pt" fo:font-style="normal" style:text-underline-style="solid" style:text-underline-width="auto" style:text-underline-color="font-color" fo:font-weight="bold" style:font-size-asian="15pt" style:font-style-asian="normal" style:font-weight-asian="bold" style:font-size-complex="15pt" style:font-style-complex="normal" style:font-weight-complex="bold"/>
    </style:style>
    <style:style style:name="P5" style:family="paragraph" style:parent-style-name="Standard">
      <style:paragraph-properties fo:text-align="start" style:justify-single-word="false"/>
      <style:text-properties fo:color="#000000" style:font-name="Arial" fo:font-size="13pt"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6" style:family="paragraph" style:parent-style-name="Standard">
      <style:paragraph-properties fo:margin-left="0cm" fo:margin-right="0cm" fo:text-align="start" style:justify-single-word="false" fo:orphans="2" fo:widows="2" fo:text-indent="0cm" style:auto-text-indent="false"/>
      <style:text-properties fo:color="#000000" style:font-name="Arial" fo:font-style="normal" style:text-underline-style="none" fo:font-weight="normal" style:font-style-asian="normal" style:font-weight-asian="normal" style:font-style-complex="normal" style:font-weight-complex="normal"/>
    </style:style>
    <style:style style:name="P7" style:family="paragraph" style:parent-style-name="Standard" style:master-page-name="">
      <style:paragraph-properties fo:margin-left="0cm" fo:margin-right="0cm" fo:text-align="start" style:justify-single-word="false" fo:text-indent="0cm" style:auto-text-indent="false" style:page-number="auto"/>
      <style:text-properties fo:color="#000000" style:font-name="Arial" fo:font-style="normal" style:text-underline-style="none" fo:font-weight="normal" style:font-style-asian="normal" style:font-weight-asian="normal" style:font-style-complex="normal" style:font-weight-complex="normal"/>
    </style:style>
    <style:style style:name="P8" style:family="paragraph" style:parent-style-name="Standard" style:master-page-name="">
      <style:paragraph-properties fo:margin-left="0cm" fo:margin-right="0.025cm" fo:text-align="start" style:justify-single-word="false" fo:text-indent="0cm" style:auto-text-indent="false" style:page-number="auto"/>
    </style:style>
    <style:style style:name="P9" style:family="paragraph" style:parent-style-name="Standard">
      <style:paragraph-properties fo:margin-left="0cm" fo:margin-right="0.025cm" fo:text-align="start" style:justify-single-word="false" fo:text-indent="0cm" style:auto-text-indent="false"/>
      <style:text-properties fo:color="#000000" style:font-name="Arial" fo:font-style="normal" style:text-underline-style="none" fo:font-weight="normal" style:font-style-asian="normal" style:font-weight-asian="normal" style:font-style-complex="normal" style:font-weight-complex="normal"/>
    </style:style>
    <style:style style:name="P10" style:family="paragraph" style:parent-style-name="Standard">
      <style:paragraph-properties fo:margin-left="0cm" fo:margin-right="0.025cm" fo:text-align="start" style:justify-single-word="false" fo:text-indent="0cm" style:auto-text-indent="false"/>
    </style:style>
    <style:style style:name="T1" style:family="text">
      <style:text-properties fo:font-variant="normal" fo:text-transform="none" fo:font-size="12pt" fo:letter-spacing="normal"/>
    </style:style>
    <style:style style:name="T2" style:family="text">
      <style:text-properties fo:color="#000000" style:font-name="Arial" fo:font-style="normal" style:text-underline-style="none" fo:font-weight="normal" style:font-style-asian="normal" style:font-weight-asian="normal" style:font-style-complex="normal" style:font-weight-complex="normal"/>
    </style:style>
    <style:style style:name="T3" style:family="text">
      <style:text-properties style:font-name="Arial"/>
    </style:style>
    <style:style style:name="T4" style:family="text">
      <style:text-properties style:font-name="Arial" style:text-underline-style="none"/>
    </style:style>
    <style:style style:name="T5" style:family="text">
      <style:text-properties fo:font-size="13pt" style:font-size-asian="13pt" style:font-size-complex="13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SSON-CHAVOT Mathias</text:p>
      <text:p text:style-name="P1">HOUDIER Yanis</text:p>
      <text:p text:style-name="P1">TS SN1</text:p>
      <text:p text:style-name="P1"/>
      <text:p text:style-name="P4">Études 5 documents</text:p>
      <text:p text:style-name="P1"/>
      <text:p text:style-name="P1"/>
      <text:p text:style-name="P1"/>
      <text:p text:style-name="P5">1er document (Le loup et le chien, Jean de La Fontaine):</text:p>
      <text:p text:style-name="P5"/>
      <text:p text:style-name="P1">Ce document est une fable qui oppose deux animaux, un animal domestique et un animal sauvage ; l’animal sauvage privilégie la liberté à la soumission. Ces deux animaux sont des canidés donc de la même famille (le chien animal domestique, utilitaire, bonne garde, donner la chasse aux gens et le loup). Les deux animaux se ressemblent mais tous les oppose. Le chien est bien nourris, gras, puissant, les restes de repas (pigeons, oiseaux), les repas sont comme des salaires donc il a un revenus confortable ; alors que le loup doit se battre pour se nourrir mais il est libre. Il préfère sa liberté à vouloir servir volontairement (symbole du collier). La Fontaine soutient le loup dans ce dialogue, le chien est gêné dans le dialogue (il est prisonnier des chaînes). Il y a des anthropomorphismes des deux animaux car il leur prête des attitudes humaines (chaque animal représente un symbole). Le chien représente la soumission et le loup la liberté sauvage. Mais il ne sont pas pour autant considérés comme des animaux.</text:p>
      <text:p text:style-name="P1"/>
      <text:p text:style-name="P5">2ème document (Les chevaux dans la mine) :</text:p>
      <text:p text:style-name="P1"/>
      <text:p text:style-name="P7">A partir du XVIème siècle les chevaux étaient utilisés sur «le carreau » de la mine. Mais toute leur vie ils étaient condamnés à tourner en rond. Au XVIIème siècle les frères Labarre de Roche remonter les sacs de charbon. Puis XIXème siècle les chevaux ont permis de tirer les berlines chargées de charbon. A partir de 1821, les premiers chevaux ont été introduit dans les mines. Les chevaux utilisés étaient des chevaux Bretons (petit, robuste, résistant). A l’age de 5 ans, une fois castrés, ils étaient envoyés dans les mines.* Quand les chevaux étaient descendus, ils étaient paralysés de peur, ils reprenaient leur sens peu à peu une fois arrivés dans la galerie. Ces chevaux étaient tellement puissant qu’ils pouvaient tirer jusqu’à 16,8 tonnes. Selon certaines rumeurs, les chevaux était mal traités. Mais une fois arrivés dans les mines, ils étaient bien soignés et bien nourris. Le cheval a une bonne mémoire car il savait reconnaître son parcours, évitait les points dangereux et refusait même d’avancer si le nombre de chariots auraient été plus important que celui qu’il avait l’habitude de tirer. Selon certaines statistiques, 30 % des chevaux mouraient au font des mines à cause d’éboulement ou de maladie (pneumonie, le javart, pourriture des sabots, la myoglobinurie, les clous de rue). Mais les plus chanceux vivaient jusqu’à 25 ans et étés vendues dans des boucheries. En 1936, les chevaux pouvaient remonter plus facilement pour se refaire une santé au jour. Le dernier cheval minier sera remonté en 1969 pour finir sa vie dans une ferme du Nord.</text:p>
      <text:p text:style-name="P1"/>
      <text:p text:style-name="P5">3ème document (Butcher’s Crossing, John Williams, 1960):</text:p>
      <text:p text:style-name="P1"/>
      <text:p text:style-name="P8"><text:span text:style-name="T2">Ce document parle de <text:s/>4 chasseurs de bison (Schneider, Miller), un apprenti (Andrews). Dans la première partie du texte, Schneider explique à Andrews les différentes méthodes afin d'aiguiser un couteau et à quoi servent les différentes utilisations des couteaux selon leurs formes ou leurs tailles. Dans la deuxième partie du texte, <text:s/>Andrews, sur la demande du chasseur ,doit nettoyer le fusil, ne sachant le faire, le chasseur lui indique les étapes pour ce faire puis lui rendit. Il est dit qu'il est très important de nettoyer le fusil afin d'un </text:span><text:soft-page-break/><text:span text:style-name="T2">bon fonctionnement. Dans la troisième partie, on se retrouve au cœur de la chasse, Miller enchaîne les tirs créant d'épais nuages noirs de poudres, ce qui a pour effet de détériorer la qualité de l'air. De ce fait, Andrews se retrouve avec une quinte de toux et doit se coucher au sol pour avoir un air plus « respirable ». Il était choqué et effrayé de par cette situation, cette scène ressemblait à un massacre ou Miller en était le principal acteur: «</text:span><text:span text:style-name="T3">Andrews commençait à percevoir un rythme dans le manège meurtrier».Miller n'éprouvait rien face à la tuerie(«deux tiers du troupeau avaient été abattu ») qu'il provoquait.Bien que Scheider lui demande d'arrêter de tuer ces bisons car il ne pourra pas les écorcher autant, Miller lui répondit qu'il en tuera le plus qu'il puisse jusqu'à ce qu'il en voit. Scheinder insista mais Miller le menaça de le tuer. On retrouve ici une envie incessante de tuer et une part de folie chez Miller. Andrew le compare à « un mécanisme, un atomate » Une fois arrêté, « plus de deux tiers du troupeau avaient été abattu », Andrews, avait les genoux vifs après avoir passé son temps à suivre Miller malgré la fumée qui lui piquait les yeux et les poumons tandis qu'il ramassait les cartouches vides.</text:span></text:p>
      <text:p text:style-name="P10"><text:span text:style-name="T4">L’homme ne convoitait ni les peaux ni ce qu’elles lui apporteraient, </text:span><text:span text:style-name="T3">il s’agissait plutôt d’une réaction froide et irréfléchie à la vie.</text:span></text:p>
      <text:p text:style-name="P10"><text:span text:style-name="T3"><text:s/></text:span></text:p>
      <text:p text:style-name="P9"/>
      <text:p text:style-name="P1"/>
      <text:p text:style-name="P3"><text:span text:style-name="T5">4eme document (La chasse au bison, extrait de Wikipédia) :</text:span></text:p>
      <text:p text:style-name="P1"/>
      <text:p text:style-name="P6"><text:span text:style-name="T1">Les raisons de la diminution des troupeaux de bisons sont : d'assurer aux éleveurs des pâturages pour leur bétail sans la concurrence d'autres bovins,affaiblir la population amérindienne en lui retirant sa principale source de nourriture et la contraindre à s'établir dans des réserves, l'introduction des armes à feu et la demande d’exportation de peaux et de viandes de bisons. Mais aussi les risques d’endommagement des locomotives car les troupeaux trouvaient souvent refuge, à l'abri des vents, dans les tranchées artificielles formées par le tracé du chemin de fer, la longue et intense sécheresse a frappé les plaines du Sud de 1845 jusqu'aux années 1860, aggravant la diminution générale des troupeaux de bisons. Les peaux de bison sont aussi utilisées pour fabriquer des vêtements, des tapis et des courroies de machines industrielles. </text:span></text:p>
      <text:p text:style-name="P2"><text:span text:style-name="T1"/></text:p>
      <text:p text:style-name="P2"><text:span text:style-name="T1">Ces animaux sont <text:s/>riches en ressources, par exemple, leur peau se vend très chère: de 3$ à 50$ alors qu’un ouvrier gagnait tout au plus 1$ par jour. Dans les années 1860, grâce aux retours des pluies, les troupeaux de bisons se sont de nouveaux agrandis.</text:span></text:p>
      <text:p text:style-name="P2"><text:span text:style-name="T1">Les techniques de chasse les plus efficaces sont: «un ou deux chasseurs professionnels, soutenus par une équipe de dépeceurs, d'hommes chargés de nettoyer les fusils ou remplir les étuis à munition, de cuisiniers, de palefreniers, de forgerons, de gardes pour la sécurité, de conducteurs de chariots, et de nombreux chevaux et véhicules».Certains hommes ont été employé pour « récupérer les balles de plomb dans les carcasses et de les refondre » </text:span></text:p>
      <text:p text:style-name="P2"><text:span text:style-name="T1">Au milieu des années 1880, l'extinction des bisons est due à quelques centaines d'individus.</text:span></text:p>
      <text:p text:style-name="P1"/>
      <text:p text:style-name="P1"/>
      <text:p text:style-name="P5">5eme document(La place de l’animal dans la société du XXème et XXIème siècle):</text:p>
      <text:p text:style-name="P6"><text:span text:style-name="T1"/></text:p>
      <text:p text:style-name="P6"><text:span text:style-name="T1">La place de l’animal dans la société des XX ème et XXI ème siècles Frontière entre l’homme et l’animal tend à disparaître: on y remarque grâce aux indicateurs : «sauvages» et «nuisibles». La société deviens urbaines due à la diminution du nombre d'enfants et à l'augmentation du nombre d'animaux domestiques(10M chiens et 9M chats). Une forte présence de publicités pour animaux montre l’ampleur du phénomène. </text:span><text:soft-page-break/><text:span text:style-name="T1">L'anthropomorphisation c'est l'«identification et projection des sentiments humains sur l’animal, comme la conscience et l’angoisse de la mort », « la chasse à courre il est très aisé de voir dans l’animal un être poursuivi et traqué». Une anthropomorphisation avec les animaux sauvages et donc une prise de conscience. Les animaux sauvages doivent être contemplés plutôt qu'être chassés. Le rôle de la campagne Société où l’on admire, contemple l’animal sauvage dans le but de ne pas le déranger. Les morts niées de l’homme et de l’animal, la disparition des rites mortels sur les animaux maquillés: «les viandes sont présentées sous forme méconnaissable de morceaux » et« Le poisson prend l’apparence d’impersonnels parallélépipèdes panés.».</text:span></text:p>
      <text:p text:style-name="P1"/>
      <text:p text:style-name="P5">Résumé du film :</text:p>
      <text:p text:style-name="P1"/>
      <text:p text:style-name="P1">Des étudiants de Pékin vont en Mongolie pour apprendre une nouvelle culture de vie ; ils vont vivre avec un clan Mongol pendant 2 ans, ils vont les aider pour toutes les taches communes du clan et ils vont aussi apprendre à lire et à écrire aux enfants du village. Les habitants du village ont une croyance en un esprit divin qui se nomme Tengry. Grâce à Tengry, les habitants peuvent se nourrir en prenant une partie de la nourriture des loups (gazelles) qui se trouve dans un lac de neige, juste assez pour que tout le monde puisse se nourrir (les loups et le clan). Ce lac était tenu secret par tout le clan. Un homme réussi à corrompre un habitant du village (contre une radio), à donner l’information sur le lieu du lac. Une fois le soir arrivé, l’homme arriva au lac avec son clan et pris toute la nourriture. Entre temps l’armée Mongol demanda au clan de garder les meilleurs chevaux <text:s/>du pays. Mais comme les loups n’avaient plus de nourriture, ils ont décidés de s’attaquer au troupeau de chevaux, ils les guidèrent vers le lac de neige pour les avoirs comme nourriture ; le clan n’a pas réussis à défendre les chevaux, ils sont donc morts gelés. Le commandant a ordonné de tuer tous les louveteaux car il tenait les loup pour responsable de se massacre. Mais un des élève de Pékin, pris avec lui un louveteau pour l’élever en secret car le chef du clan mongol ne voulais pas qu’il en élève un. Le chef découvrit la supercherie mais il laissa faire ce que l’étudiant voulait car le commandant l’avait ordonné. Arriva un moment ils voulurent aller dans une steppe ou l’équilibre naturel régnait ; mais une fois arrivé un autre clan était arrivé et tuait tous les animaux nuisibles. Plus tard dans le film, les loups ont attaqué le troupeau de moutons du village et en ont tués plusieurs. Les villageois ont voulus s’en prendre au loup du jeune étudiant mais le commandant dit qu’il n’était pas responsable de ce massacre alors les villageois ont tués tous les loups de la steppe. Mais pour pas qu’il n’y ai d’extinction de l’espèce l’étudiant relâcha son loup dans la nature pour qu’il aille vivre sa vie de loup et pas une vie de prisonni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Whitney" svg:font-family="Whitney, 'Helvetica Neue', Helvetica, Arial,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4-04T15:44:58.95</meta:creation-date>
    <dc:date>2020-04-06T16:22:12.66</dc:date>
    <meta:editing-duration>PT6H4M30S</meta:editing-duration>
    <meta:editing-cycles>10</meta:editing-cycles>
    <meta:generator>OpenOffice/4.1.7$Win32 OpenOffice.org_project/417m1$Build-9800</meta:generator>
    <meta:document-statistic meta:table-count="0" meta:image-count="0" meta:object-count="0" meta:page-count="3" meta:paragraph-count="21" meta:word-count="1651" meta:character-count="9811"/>
  </office:meta>
</office:document-meta>
</file>